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98in"/>
    </style:style>
    <style:style style:name="co3" style:family="table-column">
      <style:table-column-properties fo:break-before="auto" style:column-width="1.095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Non Cell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% detected</text:p>
          </table:table-cell>
          <table:table-cell office:value-type="string" calcext:value-type="string">
            <text:p>% wrong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mh1 Nha1-GFP_0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10,12,0.7,0.04]</text:p>
          </table:table-cell>
          <table:table-cell table:formula="of:=16/18*100" office:value-type="float" office:value="88.8888888888889" calcext:value-type="float">
            <text:p>88.8888888889</text:p>
          </table:table-cell>
          <table:table-cell/>
          <table:table-cell table:formula="of:=([.D2]-[.E2])/[.D2]*100" office:value-type="float" office:value="100" calcext:value-type="float">
            <text:p>100</text:p>
          </table:table-cell>
          <table:table-cell table:formula="of:=[.D2]/[.C2]*100" office:value-type="float" office:value="88.8888888888889" calcext:value-type="float">
            <text:p>88.8888888889</text:p>
          </table:table-cell>
          <table:table-cell table:formula="of:=2 * ([.I2]*[.J2])/([.I2]+[.J2])" office:value-type="float" office:value="94.1176470588235" calcext:value-type="float">
            <text:p>94.1176470588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Nha1-GFP_0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10,12,0.7,0.04]</text:p>
          </table:table-cell>
          <table:table-cell table:formula="of:=[.D3]/[.C3]*100" office:value-type="float" office:value="90" calcext:value-type="float">
            <text:p>90</text:p>
          </table:table-cell>
          <table:table-cell/>
          <table:table-cell table:formula="of:=([.D3]-[.E3])/[.D3]*100" office:value-type="float" office:value="100" calcext:value-type="float">
            <text:p>100</text:p>
          </table:table-cell>
          <table:table-cell table:formula="of:=[.D3]/[.C3]*100" office:value-type="float" office:value="90" calcext:value-type="float">
            <text:p>90</text:p>
          </table:table-cell>
          <table:table-cell table:formula="of:=2 * ([.I3]*[.J3])/([.I3]+[.J3])" office:value-type="float" office:value="94.7368421052632" calcext:value-type="float">
            <text:p>94.7368421053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mh1 Nha1-GFP_0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10,12,0.7,0.04]</text:p>
          </table:table-cell>
          <table:table-cell table:formula="of:=[.D4]/[.C4]*100" office:value-type="float" office:value="85.7142857142857" calcext:value-type="float">
            <text:p>85.7142857143</text:p>
          </table:table-cell>
          <table:table-cell/>
          <table:table-cell table:formula="of:=([.D4]-[.E4])/[.D4]*100" office:value-type="float" office:value="100" calcext:value-type="float">
            <text:p>100</text:p>
          </table:table-cell>
          <table:table-cell table:formula="of:=[.D4]/[.C4]*100" office:value-type="float" office:value="85.7142857142857" calcext:value-type="float">
            <text:p>85.7142857143</text:p>
          </table:table-cell>
          <table:table-cell table:formula="of:=2 * ([.I4]*[.J4])/([.I4]+[.J4])" office:value-type="float" office:value="92.3076923076923" calcext:value-type="float">
            <text:p>92.307692307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10,12,0.7,0.04]</text:p>
          </table:table-cell>
          <table:table-cell table:formula="of:=[.D6]/[.C6]*100" office:value-type="float" office:value="86.6666666666667" calcext:value-type="float">
            <text:p>86.6666666667</text:p>
          </table:table-cell>
          <table:table-cell/>
          <table:table-cell table:formula="of:=([.D6]-[.E6])/[.D6]*100" office:value-type="float" office:value="100" calcext:value-type="float">
            <text:p>100</text:p>
          </table:table-cell>
          <table:table-cell table:formula="of:=[.D6]/[.C6]*100" office:value-type="float" office:value="86.6666666666667" calcext:value-type="float">
            <text:p>86.6666666667</text:p>
          </table:table-cell>
          <table:table-cell table:formula="of:=2 * ([.I6]*[.J6])/([.I6]+[.J6])" office:value-type="float" office:value="92.8571428571429" calcext:value-type="float">
            <text:p>92.8571428571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[.D7]/[.C7]*100" office:value-type="float" office:value="100" calcext:value-type="float">
            <text:p>100</text:p>
          </table:table-cell>
          <table:table-cell/>
          <table:table-cell table:formula="of:=([.D7]-[.E7])/[.D7]*100" office:value-type="float" office:value="100" calcext:value-type="float">
            <text:p>100</text:p>
          </table:table-cell>
          <table:table-cell table:formula="of:=[.D7]/[.C7]*100" office:value-type="float" office:value="100" calcext:value-type="float">
            <text:p>100</text:p>
          </table:table-cell>
          <table:table-cell table:formula="of:=2 * ([.I7]*[.J7])/([.I7]+[.J7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D8]/[.C8]*100" office:value-type="float" office:value="100" calcext:value-type="float">
            <text:p>100</text:p>
          </table:table-cell>
          <table:table-cell/>
          <table:table-cell table:formula="of:=([.D8]-[.E8])/[.D8]*100" office:value-type="float" office:value="100" calcext:value-type="float">
            <text:p>100</text:p>
          </table:table-cell>
          <table:table-cell table:formula="of:=[.D8]/[.C8]*100" office:value-type="float" office:value="100" calcext:value-type="float">
            <text:p>100</text:p>
          </table:table-cell>
          <table:table-cell table:formula="of:=2 * ([.I8]*[.J8])/([.I8]+[.J8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9]/[.C9]*100" office:value-type="float" office:value="62.5" calcext:value-type="float">
            <text:p>62.5</text:p>
          </table:table-cell>
          <table:table-cell/>
          <table:table-cell table:formula="of:=([.D9]-[.E9])/[.D9]*100" office:value-type="float" office:value="100" calcext:value-type="float">
            <text:p>100</text:p>
          </table:table-cell>
          <table:table-cell table:formula="of:=[.D9]/[.C9]*100" office:value-type="float" office:value="62.5" calcext:value-type="float">
            <text:p>62.5</text:p>
          </table:table-cell>
          <table:table-cell table:formula="of:=2 * ([.I9]*[.J9])/([.I9]+[.J9])" office:value-type="float" office:value="76.9230769230769" calcext:value-type="float">
            <text:p>76.9230769231</text:p>
          </table:table-cell>
          <table:table-cell office:value-type="string" calcext:value-type="string">
            <text:p>Needs Background correction + optimal threshold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10]/[.C10]*100" office:value-type="float" office:value="100" calcext:value-type="float">
            <text:p>100</text:p>
          </table:table-cell>
          <table:table-cell/>
          <table:table-cell table:formula="of:=([.D10]-[.E10])/[.D10]*100" office:value-type="float" office:value="100" calcext:value-type="float">
            <text:p>100</text:p>
          </table:table-cell>
          <table:table-cell table:formula="of:=[.D10]/[.C10]*100" office:value-type="float" office:value="100" calcext:value-type="float">
            <text:p>100</text:p>
          </table:table-cell>
          <table:table-cell table:formula="of:=2 * ([.I10]*[.J10])/([.I10]+[.J10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[.D11]/[.C11]*100" office:value-type="float" office:value="100" calcext:value-type="float">
            <text:p>100</text:p>
          </table:table-cell>
          <table:table-cell/>
          <table:table-cell table:formula="of:=([.D11]-[.E11])/[.D11]*100" office:value-type="float" office:value="100" calcext:value-type="float">
            <text:p>100</text:p>
          </table:table-cell>
          <table:table-cell table:formula="of:=[.D11]/[.C11]*100" office:value-type="float" office:value="100" calcext:value-type="float">
            <text:p>100</text:p>
          </table:table-cell>
          <table:table-cell table:formula="of:=2 * ([.I11]*[.J11])/([.I11]+[.J11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D12]/[.C12]*100" office:value-type="float" office:value="81.8181818181818" calcext:value-type="float">
            <text:p>81.8181818182</text:p>
          </table:table-cell>
          <table:table-cell/>
          <table:table-cell table:formula="of:=([.D12]-[.E12])/[.D12]*100" office:value-type="float" office:value="100" calcext:value-type="float">
            <text:p>100</text:p>
          </table:table-cell>
          <table:table-cell table:formula="of:=[.D12]/[.C12]*100" office:value-type="float" office:value="81.8181818181818" calcext:value-type="float">
            <text:p>81.8181818182</text:p>
          </table:table-cell>
          <table:table-cell table:formula="of:=2 * ([.I12]*[.J12])/([.I12]+[.J12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13]/[.C13]*100" office:value-type="float" office:value="71.4285714285714" calcext:value-type="float">
            <text:p>71.4285714286</text:p>
          </table:table-cell>
          <table:table-cell/>
          <table:table-cell table:formula="of:=([.D13]-[.E13])/[.D13]*100" office:value-type="float" office:value="100" calcext:value-type="float">
            <text:p>100</text:p>
          </table:table-cell>
          <table:table-cell table:formula="of:=[.D13]/[.C13]*100" office:value-type="float" office:value="71.4285714285714" calcext:value-type="float">
            <text:p>71.4285714286</text:p>
          </table:table-cell>
          <table:table-cell table:formula="of:=2 * ([.I13]*[.J13])/([.I13]+[.J13])" office:value-type="float" office:value="83.3333333333333" calcext:value-type="float">
            <text:p>83.3333333333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14]/[.C14]*100" office:value-type="float" office:value="85.7142857142857" calcext:value-type="float">
            <text:p>85.7142857143</text:p>
          </table:table-cell>
          <table:table-cell/>
          <table:table-cell table:formula="of:=([.D14]-[.E14])/[.D14]*100" office:value-type="float" office:value="100" calcext:value-type="float">
            <text:p>100</text:p>
          </table:table-cell>
          <table:table-cell table:formula="of:=[.D14]/[.C14]*100" office:value-type="float" office:value="85.7142857142857" calcext:value-type="float">
            <text:p>85.7142857143</text:p>
          </table:table-cell>
          <table:table-cell table:formula="of:=2 * ([.I14]*[.J14])/([.I14]+[.J14])" office:value-type="float" office:value="92.3076923076923" calcext:value-type="float">
            <text:p>92.3076923077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[.D15]/[.C15]*100" office:value-type="float" office:value="100" calcext:value-type="float">
            <text:p>100</text:p>
          </table:table-cell>
          <table:table-cell/>
          <table:table-cell table:formula="of:=([.D15]-[.E15])/[.D15]*100" office:value-type="float" office:value="100" calcext:value-type="float">
            <text:p>100</text:p>
          </table:table-cell>
          <table:table-cell table:formula="of:=[.D15]/[.C15]*100" office:value-type="float" office:value="100" calcext:value-type="float">
            <text:p>100</text:p>
          </table:table-cell>
          <table:table-cell table:formula="of:=2 * ([.I15]*[.J15])/([.I15]+[.J15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[.D16]/[.C16]*100" office:value-type="float" office:value="100" calcext:value-type="float">
            <text:p>100</text:p>
          </table:table-cell>
          <table:table-cell/>
          <table:table-cell table:formula="of:=([.D16]-[.E16])/[.D16]*100" office:value-type="float" office:value="100" calcext:value-type="float">
            <text:p>100</text:p>
          </table:table-cell>
          <table:table-cell table:formula="of:=[.D16]/[.C16]*100" office:value-type="float" office:value="100" calcext:value-type="float">
            <text:p>100</text:p>
          </table:table-cell>
          <table:table-cell table:formula="of:=2 * ([.I16]*[.J16])/([.I16]+[.J16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D17]/[.C17]*100" office:value-type="float" office:value="100" calcext:value-type="float">
            <text:p>100</text:p>
          </table:table-cell>
          <table:table-cell/>
          <table:table-cell table:formula="of:=([.D17]-[.E17])/[.D17]*100" office:value-type="float" office:value="100" calcext:value-type="float">
            <text:p>100</text:p>
          </table:table-cell>
          <table:table-cell table:formula="of:=[.D17]/[.C17]*100" office:value-type="float" office:value="100" calcext:value-type="float">
            <text:p>100</text:p>
          </table:table-cell>
          <table:table-cell table:formula="of:=2 * ([.I17]*[.J17])/([.I17]+[.J17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3, 22, 24, 0.7, 0.04]</text:p>
          </table:table-cell>
          <table:table-cell table:formula="of:=[.D19]/[.C19]*100" office:value-type="float" office:value="62.5" calcext:value-type="float">
            <text:p>62.5</text:p>
          </table:table-cell>
          <table:table-cell/>
          <table:table-cell table:formula="of:=([.D19]-[.E19])/[.D19]*100" office:value-type="float" office:value="100" calcext:value-type="float">
            <text:p>100</text:p>
          </table:table-cell>
          <table:table-cell table:formula="of:=[.D19]/[.C19]*100" office:value-type="float" office:value="62.5" calcext:value-type="float">
            <text:p>62.5</text:p>
          </table:table-cell>
          <table:table-cell table:formula="of:=2 * ([.I19]*[.J19])/([.I19]+[.J19])" office:value-type="float" office:value="76.9230769230769" calcext:value-type="float">
            <text:p>76.9230769231</text:p>
          </table:table-cell>
          <table:table-cell/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20]/[.C20]*100" office:value-type="float" office:value="42.8571428571429" calcext:value-type="float">
            <text:p>42.8571428571</text:p>
          </table:table-cell>
          <table:table-cell/>
          <table:table-cell table:formula="of:=([.D20]-[.E20])/[.D20]*100" office:value-type="float" office:value="100" calcext:value-type="float">
            <text:p>100</text:p>
          </table:table-cell>
          <table:table-cell table:formula="of:=[.D20]/[.C20]*100" office:value-type="float" office:value="42.8571428571429" calcext:value-type="float">
            <text:p>42.8571428571</text:p>
          </table:table-cell>
          <table:table-cell table:formula="of:=2 * ([.I20]*[.J20])/([.I20]+[.J20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9"/>
          <table:table-cell table:formula="of:=AVERAGE([.J6:.J20])" office:value-type="float" office:value="85.2489177489177" calcext:value-type="float">
            <text:p>85.2489177489</text:p>
          </table:table-cell>
          <table:table-cell table:formula="of:=AVERAGE([.K6:.K20])" office:value-type="float" office:value="90.8817373103087" calcext:value-type="float">
            <text:p>90.8817373103</text:p>
          </table:table-cell>
          <table:table-cell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Non Cell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% detected</text:p>
          </table:table-cell>
          <table:table-cell office:value-type="string" calcext:value-type="string">
            <text:p>% wrong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</table:table-row>
        <table:table-row table:style-name="ro1">
          <table:table-cell table:number-columns-repeated="10"/>
          <table:table-cell table:formula="of:=2 * ([.J2]*[.J2])/([.J2]+[.J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mh1 Nha1-GFP_0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08,18,0.6,0.01]</text:p>
          </table:table-cell>
          <table:table-cell table:formula="of:=17/18*100" office:value-type="float" office:value="94.4444444444444" calcext:value-type="float">
            <text:p>94.4444444444</text:p>
          </table:table-cell>
          <table:table-cell/>
          <table:table-cell table:formula="of:=([.D3]-[.E3])/[.D3]*100" office:value-type="float" office:value="100" calcext:value-type="float">
            <text:p>100</text:p>
          </table:table-cell>
          <table:table-cell table:formula="of:=[.D3]/[.C3]*100" office:value-type="float" office:value="94.4444444444444" calcext:value-type="float">
            <text:p>94.4444444444</text:p>
          </table:table-cell>
          <table:table-cell table:formula="of:=2 * ([.I3]*[.J3])/([.I3]+[.J3])" office:value-type="float" office:value="97.1428571428571" calcext:value-type="float">
            <text:p>97.1428571429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Nha1-GFP_0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08,18,0.6,0.01]</text:p>
          </table:table-cell>
          <table:table-cell table:formula="of:=[.D4]/[.C4]*100" office:value-type="float" office:value="90" calcext:value-type="float">
            <text:p>90</text:p>
          </table:table-cell>
          <table:table-cell/>
          <table:table-cell table:formula="of:=([.D4]-[.E4])/[.D4]*100" office:value-type="float" office:value="100" calcext:value-type="float">
            <text:p>100</text:p>
          </table:table-cell>
          <table:table-cell table:formula="of:=[.D4]/[.C4]*100" office:value-type="float" office:value="90" calcext:value-type="float">
            <text:p>90</text:p>
          </table:table-cell>
          <table:table-cell table:formula="of:=2 * ([.I4]*[.J4])/([.I4]+[.J4])" office:value-type="float" office:value="94.7368421052632" calcext:value-type="float">
            <text:p>94.7368421053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mh1 Nha1-GFP_0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[08,18,0.6,0.01]</text:p>
          </table:table-cell>
          <table:table-cell table:formula="of:=[.D5]/[.C5]*100" office:value-type="float" office:value="82.1428571428571" calcext:value-type="float">
            <text:p>82.1428571429</text:p>
          </table:table-cell>
          <table:table-cell/>
          <table:table-cell table:formula="of:=([.D5]-[.E5])/[.D5]*100" office:value-type="float" office:value="100" calcext:value-type="float">
            <text:p>100</text:p>
          </table:table-cell>
          <table:table-cell table:formula="of:=[.D5]/[.C5]*100" office:value-type="float" office:value="82.1428571428571" calcext:value-type="float">
            <text:p>82.1428571429</text:p>
          </table:table-cell>
          <table:table-cell table:formula="of:=2 * ([.I5]*[.J5])/([.I5]+[.J5])" office:value-type="float" office:value="90.1960784313726" calcext:value-type="float">
            <text:p>90.1960784314</text:p>
          </table:table-cell>
        </table:table-row>
        <table:table-row table:style-name="ro1">
          <table:table-cell table:number-columns-repeated="10"/>
          <table:table-cell table:formula="of:=2 * ([.I6]*[.J6])/([.I6]+[.J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6,12,0.7,0.01]</text:p>
          </table:table-cell>
          <table:table-cell table:formula="of:=[.D8]/[.C8]*100" office:value-type="float" office:value="93.3333333333333" calcext:value-type="float">
            <text:p>93.3333333333</text:p>
          </table:table-cell>
          <table:table-cell/>
          <table:table-cell table:formula="of:=([.D8]-[.E8])/[.D8]*100" office:value-type="float" office:value="92.8571428571429" calcext:value-type="float">
            <text:p>92.8571428571</text:p>
          </table:table-cell>
          <table:table-cell table:formula="of:=[.D8]/[.C8]*100" office:value-type="float" office:value="93.3333333333333" calcext:value-type="float">
            <text:p>93.3333333333</text:p>
          </table:table-cell>
          <table:table-cell table:formula="of:=2 * ([.I8]*[.J8])/([.I8]+[.J8])" office:value-type="float" office:value="93.0946291560102" calcext:value-type="float">
            <text:p>93.094629156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C9]*100" office:value-type="float" office:value="100" calcext:value-type="float">
            <text:p>100</text:p>
          </table:table-cell>
          <table:table-cell/>
          <table:table-cell table:formula="of:=([.D9]-[.E9])/[.D9]*100" office:value-type="float" office:value="100" calcext:value-type="float">
            <text:p>100</text:p>
          </table:table-cell>
          <table:table-cell table:formula="of:=[.D9]/[.C9]*100" office:value-type="float" office:value="100" calcext:value-type="float">
            <text:p>100</text:p>
          </table:table-cell>
          <table:table-cell table:formula="of:=2 * ([.I9]*[.J9])/([.I9]+[.J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C10]*100" office:value-type="float" office:value="66.6666666666667" calcext:value-type="float">
            <text:p>66.6666666667</text:p>
          </table:table-cell>
          <table:table-cell/>
          <table:table-cell table:formula="of:=([.D10]-[.E10])/[.D10]*100" office:value-type="float" office:value="100" calcext:value-type="float">
            <text:p>100</text:p>
          </table:table-cell>
          <table:table-cell table:formula="of:=[.D10]/[.C10]*100" office:value-type="float" office:value="66.6666666666667" calcext:value-type="float">
            <text:p>66.6666666667</text:p>
          </table:table-cell>
          <table:table-cell table:formula="of:=2 * ([.I10]*[.J10])/([.I10]+[.J10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C11]*100" office:value-type="float" office:value="50" calcext:value-type="float">
            <text:p>50</text:p>
          </table:table-cell>
          <table:table-cell/>
          <table:table-cell table:formula="of:=([.D11]-[.E11])/[.D11]*100" office:value-type="float" office:value="100" calcext:value-type="float">
            <text:p>100</text:p>
          </table:table-cell>
          <table:table-cell table:formula="of:=[.D11]/[.C11]*100" office:value-type="float" office:value="50" calcext:value-type="float">
            <text:p>50</text:p>
          </table:table-cell>
          <table:table-cell table:formula="of:=2 * ([.I11]*[.J11])/([.I11]+[.J11])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12]/[.C12]*100" office:value-type="float" office:value="100" calcext:value-type="float">
            <text:p>100</text:p>
          </table:table-cell>
          <table:table-cell/>
          <table:table-cell table:formula="of:=([.D12]-[.E12])/[.D12]*100" office:value-type="float" office:value="100" calcext:value-type="float">
            <text:p>100</text:p>
          </table:table-cell>
          <table:table-cell table:formula="of:=[.D12]/[.C12]*100" office:value-type="float" office:value="100" calcext:value-type="float">
            <text:p>100</text:p>
          </table:table-cell>
          <table:table-cell table:formula="of:=2 * ([.I12]*[.J12])/([.I12]+[.J1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D13]/[.C13]*100" office:value-type="float" office:value="92.8571428571429" calcext:value-type="float">
            <text:p>92.8571428571</text:p>
          </table:table-cell>
          <table:table-cell/>
          <table:table-cell table:formula="of:=([.D13]-[.E13])/[.D13]*100" office:value-type="float" office:value="100" calcext:value-type="float">
            <text:p>100</text:p>
          </table:table-cell>
          <table:table-cell table:formula="of:=[.D13]/[.C13]*100" office:value-type="float" office:value="92.8571428571429" calcext:value-type="float">
            <text:p>92.8571428571</text:p>
          </table:table-cell>
          <table:table-cell table:formula="of:=2 * ([.I13]*[.J13])/([.I13]+[.J13])" office:value-type="float" office:value="96.2962962962963" calcext:value-type="float">
            <text:p>96.2962962963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D14]/[.C14]*100" office:value-type="float" office:value="72.7272727272727" calcext:value-type="float">
            <text:p>72.7272727273</text:p>
          </table:table-cell>
          <table:table-cell/>
          <table:table-cell table:formula="of:=([.D14]-[.E14])/[.D14]*100" office:value-type="float" office:value="100" calcext:value-type="float">
            <text:p>100</text:p>
          </table:table-cell>
          <table:table-cell table:formula="of:=[.D14]/[.C14]*100" office:value-type="float" office:value="72.7272727272727" calcext:value-type="float">
            <text:p>72.7272727273</text:p>
          </table:table-cell>
          <table:table-cell table:formula="of:=2 * ([.I14]*[.J14])/([.I14]+[.J14])" office:value-type="float" office:value="84.2105263157895" calcext:value-type="float">
            <text:p>84.2105263158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15]/[.C15]*100" office:value-type="float" office:value="71.4285714285714" calcext:value-type="float">
            <text:p>71.4285714286</text:p>
          </table:table-cell>
          <table:table-cell/>
          <table:table-cell table:formula="of:=([.D15]-[.E15])/[.D15]*100" office:value-type="float" office:value="100" calcext:value-type="float">
            <text:p>100</text:p>
          </table:table-cell>
          <table:table-cell table:formula="of:=[.D15]/[.C15]*100" office:value-type="float" office:value="71.4285714285714" calcext:value-type="float">
            <text:p>71.4285714286</text:p>
          </table:table-cell>
          <table:table-cell table:formula="of:=2 * ([.I15]*[.J15])/([.I15]+[.J15])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16]/[.C16]*100" office:value-type="float" office:value="71.4285714285714" calcext:value-type="float">
            <text:p>71.4285714286</text:p>
          </table:table-cell>
          <table:table-cell/>
          <table:table-cell table:formula="of:=([.D16]-[.E16])/[.D16]*100" office:value-type="float" office:value="100" calcext:value-type="float">
            <text:p>100</text:p>
          </table:table-cell>
          <table:table-cell table:formula="of:=[.D16]/[.C16]*100" office:value-type="float" office:value="71.4285714285714" calcext:value-type="float">
            <text:p>71.4285714286</text:p>
          </table:table-cell>
          <table:table-cell table:formula="of:=2 * ([.I16]*[.J16])/([.I16]+[.J16])" office:value-type="float" office:value="83.3333333333333" calcext:value-type="float">
            <text:p>83.3333333333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D17]/[.C17]*100" office:value-type="float" office:value="83.3333333333333" calcext:value-type="float">
            <text:p>83.3333333333</text:p>
          </table:table-cell>
          <table:table-cell/>
          <table:table-cell table:formula="of:=([.D17]-[.E17])/[.D17]*100" office:value-type="float" office:value="100" calcext:value-type="float">
            <text:p>100</text:p>
          </table:table-cell>
          <table:table-cell table:formula="of:=[.D17]/[.C17]*100" office:value-type="float" office:value="83.3333333333333" calcext:value-type="float">
            <text:p>83.3333333333</text:p>
          </table:table-cell>
          <table:table-cell table:formula="of:=2 * ([.I17]*[.J17])/([.I17]+[.J17])" office:value-type="float" office:value="90.9090909090909" calcext:value-type="float">
            <text:p>90.9090909091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_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D18]/[.C18]*100" office:value-type="float" office:value="75" calcext:value-type="float">
            <text:p>75</text:p>
          </table:table-cell>
          <table:table-cell/>
          <table:table-cell table:formula="of:=([.D18]-[.E18])/[.D18]*100" office:value-type="float" office:value="100" calcext:value-type="float">
            <text:p>100</text:p>
          </table:table-cell>
          <table:table-cell table:formula="of:=[.D18]/[.C18]*100" office:value-type="float" office:value="75" calcext:value-type="float">
            <text:p>75</text:p>
          </table:table-cell>
          <table:table-cell table:formula="of:=2 * ([.I18]*[.J18])/([.I18]+[.J18])" office:value-type="float" office:value="85.7142857142857" calcext:value-type="float">
            <text:p>85.7142857143</text:p>
          </table:table-cell>
        </table:table-row>
        <table:table-row table:style-name="ro1">
          <table:table-cell office:value-type="string" calcext:value-type="string">
            <text:p>17-08-2012</text:p>
          </table:table-cell>
          <table:table-cell office:value-type="string" calcext:value-type="string">
            <text:p>BY Bmh1-GFP-NaCl_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D19]/[.C19]*100" office:value-type="float" office:value="100" calcext:value-type="float">
            <text:p>100</text:p>
          </table:table-cell>
          <table:table-cell/>
          <table:table-cell table:formula="of:=([.D19]-[.E19])/[.D19]*100" office:value-type="float" office:value="100" calcext:value-type="float">
            <text:p>100</text:p>
          </table:table-cell>
          <table:table-cell table:formula="of:=[.D19]/[.C19]*100" office:value-type="float" office:value="100" calcext:value-type="float">
            <text:p>100</text:p>
          </table:table-cell>
          <table:table-cell table:formula="of:=2 * ([.I19]*[.J19])/([.I19]+[.J19]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formula="of:=AVERAGE([.K8:.K19])" office:value-type="float" office:value="88.6298468104005" calcext:value-type="float">
            <text:p>88.6298468104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string" calcext:value-type="string">
            <text:p>Recall</text:p>
          </table:table-cell>
          <table:table-cell office:value-type="string" calcext:value-type="string">
            <text:p>Best Recall</text:p>
          </table:table-cell>
        </table:table-row>
        <table:table-row table:style-name="ro1">
          <table:table-cell office:value-type="float" office:value="84.6153846153846" calcext:value-type="float">
            <text:p>84.6153846154</text:p>
          </table:table-cell>
          <table:table-cell office:value-type="float" office:value="92.3076923076923" calcext:value-type="float">
            <text:p>92.3076923077</text:p>
          </table:table-cell>
          <table:table-cell table:formula="of:=IF([.B2]&gt;[.A2]; [.B2]; [.A2])" office:value-type="float" office:value="92.3076923076923" calcext:value-type="float">
            <text:p>92.3076923077</text:p>
          </table:table-cell>
        </table:table-row>
        <table:table-row table:style-name="ro1">
          <table:table-cell office:value-type="float" office:value="88.8888888888889" calcext:value-type="float">
            <text:p>88.8888888889</text:p>
          </table:table-cell>
          <table:table-cell office:value-type="float" office:value="94.4444444444444" calcext:value-type="float">
            <text:p>94.4444444444</text:p>
          </table:table-cell>
          <table:table-cell table:formula="of:=IF([.B3]&gt;[.A3]; [.B3]; [.A3])" office:value-type="float" office:value="94.4444444444444" calcext:value-type="float">
            <text:p>94.4444444444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IF([.B4]&gt;[.A4]; [.B4]; [.A4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7142857142857" calcext:value-type="float">
            <text:p>85.7142857143</text:p>
          </table:table-cell>
          <table:table-cell office:value-type="float" office:value="82.1428571428571" calcext:value-type="float">
            <text:p>82.1428571429</text:p>
          </table:table-cell>
          <table:table-cell table:formula="of:=IF([.B5]&gt;[.A5]; [.B5]; [.A5])" office:value-type="float" office:value="85.7142857142857" calcext:value-type="float">
            <text:p>85.7142857143</text:p>
          </table:table-cell>
        </table:table-row>
        <table:table-row table:style-name="ro1">
          <table:table-cell table:number-columns-repeated="2"/>
          <table:table-cell table:formula="of:=AVERAGE([.C2:.C5])" office:value-type="float" office:value="90.6166056166056" calcext:value-type="float">
            <text:p>90.6166056166</text:p>
          </table:table-cell>
        </table:table-row>
      </table:table>
      <table:table table:name="24" table:style-name="ta1">
        <table:table-column table:style-name="co1" table:number-columns-repeated="11" table:default-cell-style-name="Default"/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[3, 16, 24, 0.7, 0.01]</text:p>
          </table:table-cell>
          <table:table-cell table:formula="of:=[.D15]/[.C15]*100" office:value-type="float" office:value="100" calcext:value-type="float">
            <text:p>100</text:p>
          </table:table-cell>
          <table:table-cell/>
          <table:table-cell table:formula="of:=([.D15]-[.E15])/[.D15]*100" office:value-type="float" office:value="100" calcext:value-type="float">
            <text:p>100</text:p>
          </table:table-cell>
          <table:table-cell table:formula="of:=[.D15]/[.C15]*100" office:value-type="float" office:value="100" calcext:value-type="float">
            <text:p>100</text:p>
          </table:table-cell>
          <table:table-cell table:formula="of:=2 * ([.I15]*[.J15])/([.I15]+[.J1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6]/[.C16]*100" office:value-type="float" office:value="93.3333333333333" calcext:value-type="float">
            <text:p>93.3333333333</text:p>
          </table:table-cell>
          <table:table-cell/>
          <table:table-cell table:formula="of:=([.D16]-[.E16])/[.D16]*100" office:value-type="float" office:value="92.8571428571429" calcext:value-type="float">
            <text:p>92.8571428571</text:p>
          </table:table-cell>
          <table:table-cell table:formula="of:=[.D16]/[.C16]*100" office:value-type="float" office:value="93.3333333333333" calcext:value-type="float">
            <text:p>93.3333333333</text:p>
          </table:table-cell>
          <table:table-cell table:formula="of:=2 * ([.I16]*[.J16])/([.I16]+[.J16])" office:value-type="float" office:value="93.0946291560102" calcext:value-type="float">
            <text:p>93.094629156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17]/[.C17]*100" office:value-type="float" office:value="100" calcext:value-type="float">
            <text:p>100</text:p>
          </table:table-cell>
          <table:table-cell/>
          <table:table-cell table:formula="of:=([.D17]-[.E17])/[.D17]*100" office:value-type="float" office:value="100" calcext:value-type="float">
            <text:p>100</text:p>
          </table:table-cell>
          <table:table-cell table:formula="of:=[.D17]/[.C17]*100" office:value-type="float" office:value="100" calcext:value-type="float">
            <text:p>100</text:p>
          </table:table-cell>
          <table:table-cell table:formula="of:=2 * ([.I17]*[.J17])/([.I17]+[.J1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D18]/[.C18]*100" office:value-type="float" office:value="84.6153846153846" calcext:value-type="float">
            <text:p>84.6153846154</text:p>
          </table:table-cell>
          <table:table-cell/>
          <table:table-cell table:formula="of:=([.D18]-[.E18])/[.D18]*100" office:value-type="float" office:value="100" calcext:value-type="float">
            <text:p>100</text:p>
          </table:table-cell>
          <table:table-cell table:formula="of:=[.D18]/[.C18]*100" office:value-type="float" office:value="84.6153846153846" calcext:value-type="float">
            <text:p>84.6153846154</text:p>
          </table:table-cell>
          <table:table-cell table:formula="of:=2 * ([.I18]*[.J18])/([.I18]+[.J18])" office:value-type="float" office:value="91.6666666666667" calcext:value-type="float">
            <text:p>91.6666666667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19]/[.C19]*100" office:value-type="float" office:value="100" calcext:value-type="float">
            <text:p>100</text:p>
          </table:table-cell>
          <table:table-cell/>
          <table:table-cell table:formula="of:=([.D19]-[.E19])/[.D19]*100" office:value-type="float" office:value="100" calcext:value-type="float">
            <text:p>100</text:p>
          </table:table-cell>
          <table:table-cell table:formula="of:=[.D19]/[.C19]*100" office:value-type="float" office:value="100" calcext:value-type="float">
            <text:p>100</text:p>
          </table:table-cell>
          <table:table-cell table:formula="of:=2 * ([.I19]*[.J19])/([.I19]+[.J1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0]/[.C20]*100" office:value-type="float" office:value="81.8181818181818" calcext:value-type="float">
            <text:p>81.8181818182</text:p>
          </table:table-cell>
          <table:table-cell/>
          <table:table-cell table:formula="of:=([.D20]-[.E20])/[.D20]*100" office:value-type="float" office:value="88.8888888888889" calcext:value-type="float">
            <text:p>88.8888888889</text:p>
          </table:table-cell>
          <table:table-cell table:formula="of:=[.D20]/[.C20]*100" office:value-type="float" office:value="81.8181818181818" calcext:value-type="float">
            <text:p>81.8181818182</text:p>
          </table:table-cell>
          <table:table-cell table:formula="of:=2 * ([.I20]*[.J20])/([.I20]+[.J20])" office:value-type="float" office:value="85.207100591716" calcext:value-type="float">
            <text:p>85.2071005917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[.D21]/[.C21]*100" office:value-type="float" office:value="100" calcext:value-type="float">
            <text:p>100</text:p>
          </table:table-cell>
          <table:table-cell/>
          <table:table-cell table:formula="of:=([.D21]-[.E21])/[.D21]*100" office:value-type="float" office:value="100" calcext:value-type="float">
            <text:p>100</text:p>
          </table:table-cell>
          <table:table-cell table:formula="of:=[.D21]/[.C21]*100" office:value-type="float" office:value="100" calcext:value-type="float">
            <text:p>100</text:p>
          </table:table-cell>
          <table:table-cell table:formula="of:=2 * ([.I21]*[.J21])/([.I21]+[.J2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2]/[.C22]*100" office:value-type="float" office:value="83.3333333333333" calcext:value-type="float">
            <text:p>83.3333333333</text:p>
          </table:table-cell>
          <table:table-cell/>
          <table:table-cell table:formula="of:=([.D22]-[.E22])/[.D22]*100" office:value-type="float" office:value="90" calcext:value-type="float">
            <text:p>90</text:p>
          </table:table-cell>
          <table:table-cell table:formula="of:=[.D22]/[.C22]*100" office:value-type="float" office:value="83.3333333333333" calcext:value-type="float">
            <text:p>83.3333333333</text:p>
          </table:table-cell>
          <table:table-cell table:formula="of:=2 * ([.I22]*[.J22])/([.I22]+[.J22])" office:value-type="float" office:value="86.5384615384616" calcext:value-type="float">
            <text:p>86.5384615385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23]/[.C23]*100" office:value-type="float" office:value="100" calcext:value-type="float">
            <text:p>100</text:p>
          </table:table-cell>
          <table:table-cell/>
          <table:table-cell table:formula="of:=([.D23]-[.E23])/[.D23]*100" office:value-type="float" office:value="100" calcext:value-type="float">
            <text:p>100</text:p>
          </table:table-cell>
          <table:table-cell table:formula="of:=[.D23]/[.C23]*100" office:value-type="float" office:value="100" calcext:value-type="float">
            <text:p>100</text:p>
          </table:table-cell>
          <table:table-cell table:formula="of:=2 * ([.I23]*[.J23])/([.I23]+[.J2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formula="of:=[.D24]/[.C24]*100" office:value-type="float" office:value="100" calcext:value-type="float">
            <text:p>100</text:p>
          </table:table-cell>
          <table:table-cell/>
          <table:table-cell table:formula="of:=([.D24]-[.E24])/[.D24]*100" office:value-type="float" office:value="100" calcext:value-type="float">
            <text:p>100</text:p>
          </table:table-cell>
          <table:table-cell table:formula="of:=[.D24]/[.C24]*100" office:value-type="float" office:value="100" calcext:value-type="float">
            <text:p>100</text:p>
          </table:table-cell>
          <table:table-cell table:formula="of:=2 * ([.I24]*[.J24])/([.I24]+[.J2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3, 16, 24, 0.7, 0.01]</text:p>
          </table:table-cell>
          <table:table-cell table:formula="of:=[.D25]/[.C25]*100" office:value-type="float" office:value="80" calcext:value-type="float">
            <text:p>80</text:p>
          </table:table-cell>
          <table:table-cell/>
          <table:table-cell table:formula="of:=([.D25]-[.E25])/[.D25]*100" office:value-type="float" office:value="100" calcext:value-type="float">
            <text:p>100</text:p>
          </table:table-cell>
          <table:table-cell table:formula="of:=[.D25]/[.C25]*100" office:value-type="float" office:value="80" calcext:value-type="float">
            <text:p>80</text:p>
          </table:table-cell>
          <table:table-cell table:formula="of:=2 * ([.I25]*[.J25])/([.I25]+[.J25])" office:value-type="float" office:value="88.8888888888889" calcext:value-type="float">
            <text:p>88.8888888889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D26]/[.C26]*100" office:value-type="float" office:value="88.8888888888889" calcext:value-type="float">
            <text:p>88.8888888889</text:p>
          </table:table-cell>
          <table:table-cell/>
          <table:table-cell table:formula="of:=([.D26]-[.E26])/[.D26]*100" office:value-type="float" office:value="100" calcext:value-type="float">
            <text:p>100</text:p>
          </table:table-cell>
          <table:table-cell table:formula="of:=[.D26]/[.C26]*100" office:value-type="float" office:value="88.8888888888889" calcext:value-type="float">
            <text:p>88.8888888889</text:p>
          </table:table-cell>
          <table:table-cell table:formula="of:=2 * ([.I26]*[.J26])/([.I26]+[.J26])" office:value-type="float" office:value="94.1176470588235" calcext:value-type="float">
            <text:p>94.1176470588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formula="of:=[.D27]/[.C27]*100" office:value-type="float" office:value="100" calcext:value-type="float">
            <text:p>100</text:p>
          </table:table-cell>
          <table:table-cell/>
          <table:table-cell table:formula="of:=([.D27]-[.E27])/[.D27]*100" office:value-type="float" office:value="100" calcext:value-type="float">
            <text:p>100</text:p>
          </table:table-cell>
          <table:table-cell table:formula="of:=[.D27]/[.C27]*100" office:value-type="float" office:value="100" calcext:value-type="float">
            <text:p>100</text:p>
          </table:table-cell>
          <table:table-cell table:formula="of:=2 * ([.I27]*[.J27])/([.I27]+[.J2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8]/[.C28]*100" office:value-type="float" office:value="100" calcext:value-type="float">
            <text:p>100</text:p>
          </table:table-cell>
          <table:table-cell/>
          <table:table-cell table:formula="of:=([.D28]-[.E28])/[.D28]*100" office:value-type="float" office:value="92.3076923076923" calcext:value-type="float">
            <text:p>92.3076923077</text:p>
          </table:table-cell>
          <table:table-cell table:formula="of:=[.D28]/[.C28]*100" office:value-type="float" office:value="100" calcext:value-type="float">
            <text:p>100</text:p>
          </table:table-cell>
          <table:table-cell table:formula="of:=2 * ([.I28]*[.J28])/([.I28]+[.J28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[.D29]/[.C29]*100" office:value-type="float" office:value="100" calcext:value-type="float">
            <text:p>100</text:p>
          </table:table-cell>
          <table:table-cell/>
          <table:table-cell table:formula="of:=([.D29]-[.E29])/[.D29]*100" office:value-type="float" office:value="100" calcext:value-type="float">
            <text:p>100</text:p>
          </table:table-cell>
          <table:table-cell table:formula="of:=[.D29]/[.C29]*100" office:value-type="float" office:value="100" calcext:value-type="float">
            <text:p>100</text:p>
          </table:table-cell>
          <table:table-cell table:formula="of:=2 * ([.I29]*[.J29])/([.I29]+[.J2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D30]/[.C30]*100" office:value-type="float" office:value="81.25" calcext:value-type="float">
            <text:p>81.25</text:p>
          </table:table-cell>
          <table:table-cell/>
          <table:table-cell table:formula="of:=([.D30]-[.E30])/[.D30]*100" office:value-type="float" office:value="100" calcext:value-type="float">
            <text:p>100</text:p>
          </table:table-cell>
          <table:table-cell table:formula="of:=[.D30]/[.C30]*100" office:value-type="float" office:value="81.25" calcext:value-type="float">
            <text:p>81.25</text:p>
          </table:table-cell>
          <table:table-cell table:formula="of:=2 * ([.I30]*[.J30])/([.I30]+[.J30])" office:value-type="float" office:value="89.6551724137931" calcext:value-type="float">
            <text:p>89.6551724138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table:style-name="ce1" office:value-type="string" calcext:value-type="string">
            <text:p>NaCl_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31]/[.C31]*100" office:value-type="float" office:value="92.3076923076923" calcext:value-type="float">
            <text:p>92.3076923077</text:p>
          </table:table-cell>
          <table:table-cell/>
          <table:table-cell table:formula="of:=([.D31]-[.E31])/[.D31]*100" office:value-type="float" office:value="100" calcext:value-type="float">
            <text:p>100</text:p>
          </table:table-cell>
          <table:table-cell table:formula="of:=[.D31]/[.C31]*100" office:value-type="float" office:value="92.3076923076923" calcext:value-type="float">
            <text:p>92.3076923077</text:p>
          </table:table-cell>
          <table:table-cell table:formula="of:=2 * ([.I31]*[.J31])/([.I31]+[.J31])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table:formula="of:=SUM([.C15:.C31])" office:value-type="float" office:value="185" calcext:value-type="float">
            <text:p>185</text:p>
          </table:table-cell>
          <table:table-cell table:formula="of:=SUM([.D15:.D31])" office:value-type="float" office:value="171" calcext:value-type="float">
            <text:p>171</text:p>
          </table:table-cell>
          <table:table-cell table:formula="of:=SUM([.E15:.E31])" office:value-type="float" office:value="4" calcext:value-type="float">
            <text:p>4</text:p>
          </table:table-cell>
          <table:table-cell/>
          <table:table-cell table:formula="of:=[.D32]/[.C32]*100" office:value-type="float" office:value="92.4324324324324" calcext:value-type="float">
            <text:p>92.4324324324</text:p>
          </table:table-cell>
          <table:table-cell/>
          <table:table-cell table:formula="of:=([.D32]-[.E32])/[.D32]*100" office:value-type="float" office:value="97.6608187134503" calcext:value-type="float">
            <text:p>97.6608187135</text:p>
          </table:table-cell>
          <table:table-cell table:formula="of:=[.D32]/[.C32]*100" office:value-type="float" office:value="92.4324324324324" calcext:value-type="float">
            <text:p>92.4324324324</text:p>
          </table:table-cell>
          <table:table-cell table:formula="of:=2 * ([.I32]*[.J32])/([.I32]+[.J32])" office:value-type="float" office:value="94.9747239590262" calcext:value-type="float">
            <text:p>94.9747239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AVERAGE([.I15:.I31])" office:value-type="float" office:value="97.8855131796308" calcext:value-type="float">
            <text:p>97.8855131796</text:p>
          </table:table-cell>
          <table:table-cell table:formula="of:=AVERAGE([.J15:.J31])" office:value-type="float" office:value="93.2674596645185" calcext:value-type="float">
            <text:p>93.2674596645</text:p>
          </table:table-cell>
          <table:table-cell table:formula="of:=AVERAGE([.K15:.K31])" office:value-type="float" office:value="95.3628568420212" calcext:value-type="float">
            <text:p>95.362856842</text:p>
          </table:table-cell>
        </table:table-row>
      </table:table>
      <table:table table:name="26" table:style-name="ta1">
        <table:table-column table:style-name="co1" table:number-columns-repeated="11" table:default-cell-style-name="Default"/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[3, 16, 26, 0.7, 0.01]</text:p>
          </table:table-cell>
          <table:table-cell table:formula="of:=[.D17]/[.C17]*100" office:value-type="float" office:value="100" calcext:value-type="float">
            <text:p>100</text:p>
          </table:table-cell>
          <table:table-cell/>
          <table:table-cell table:formula="of:=([.D17]-[.E17])/[.D17]*100" office:value-type="float" office:value="100" calcext:value-type="float">
            <text:p>100</text:p>
          </table:table-cell>
          <table:table-cell table:formula="of:=[.D17]/[.C17]*100" office:value-type="float" office:value="100" calcext:value-type="float">
            <text:p>100</text:p>
          </table:table-cell>
          <table:table-cell table:formula="of:=2 * ([.I17]*[.J17])/([.I17]+[.J1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8]/[.C18]*100" office:value-type="float" office:value="93.3333333333333" calcext:value-type="float">
            <text:p>93.3333333333</text:p>
          </table:table-cell>
          <table:table-cell/>
          <table:table-cell table:formula="of:=([.D18]-[.E18])/[.D18]*100" office:value-type="float" office:value="92.8571428571429" calcext:value-type="float">
            <text:p>92.8571428571</text:p>
          </table:table-cell>
          <table:table-cell table:formula="of:=[.D18]/[.C18]*100" office:value-type="float" office:value="93.3333333333333" calcext:value-type="float">
            <text:p>93.3333333333</text:p>
          </table:table-cell>
          <table:table-cell table:formula="of:=2 * ([.I18]*[.J18])/([.I18]+[.J18])" office:value-type="float" office:value="93.0946291560102" calcext:value-type="float">
            <text:p>93.094629156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19]/[.C19]*100" office:value-type="float" office:value="100" calcext:value-type="float">
            <text:p>100</text:p>
          </table:table-cell>
          <table:table-cell/>
          <table:table-cell table:formula="of:=([.D19]-[.E19])/[.D19]*100" office:value-type="float" office:value="100" calcext:value-type="float">
            <text:p>100</text:p>
          </table:table-cell>
          <table:table-cell table:formula="of:=[.D19]/[.C19]*100" office:value-type="float" office:value="100" calcext:value-type="float">
            <text:p>100</text:p>
          </table:table-cell>
          <table:table-cell table:formula="of:=2 * ([.I19]*[.J19])/([.I19]+[.J1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D20]/[.C20]*100" office:value-type="float" office:value="91.6666666666667" calcext:value-type="float">
            <text:p>91.6666666667</text:p>
          </table:table-cell>
          <table:table-cell/>
          <table:table-cell table:formula="of:=([.D20]-[.E20])/[.D20]*100" office:value-type="float" office:value="100" calcext:value-type="float">
            <text:p>100</text:p>
          </table:table-cell>
          <table:table-cell table:formula="of:=[.D20]/[.C20]*100" office:value-type="float" office:value="91.6666666666667" calcext:value-type="float">
            <text:p>91.6666666667</text:p>
          </table:table-cell>
          <table:table-cell table:formula="of:=2 * ([.I20]*[.J20])/([.I20]+[.J20])" office:value-type="float" office:value="95.6521739130435" calcext:value-type="float">
            <text:p>95.652173913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21]/[.C21]*100" office:value-type="float" office:value="100" calcext:value-type="float">
            <text:p>100</text:p>
          </table:table-cell>
          <table:table-cell/>
          <table:table-cell table:formula="of:=([.D21]-[.E21])/[.D21]*100" office:value-type="float" office:value="100" calcext:value-type="float">
            <text:p>100</text:p>
          </table:table-cell>
          <table:table-cell table:formula="of:=[.D21]/[.C21]*100" office:value-type="float" office:value="100" calcext:value-type="float">
            <text:p>100</text:p>
          </table:table-cell>
          <table:table-cell table:formula="of:=2 * ([.I21]*[.J21])/([.I21]+[.J2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2]/[.C22]*100" office:value-type="float" office:value="81.8181818181818" calcext:value-type="float">
            <text:p>81.8181818182</text:p>
          </table:table-cell>
          <table:table-cell/>
          <table:table-cell table:formula="of:=([.D22]-[.E22])/[.D22]*100" office:value-type="float" office:value="88.8888888888889" calcext:value-type="float">
            <text:p>88.8888888889</text:p>
          </table:table-cell>
          <table:table-cell table:formula="of:=[.D22]/[.C22]*100" office:value-type="float" office:value="81.8181818181818" calcext:value-type="float">
            <text:p>81.8181818182</text:p>
          </table:table-cell>
          <table:table-cell table:formula="of:=2 * ([.I22]*[.J22])/([.I22]+[.J22])" office:value-type="float" office:value="85.207100591716" calcext:value-type="float">
            <text:p>85.2071005917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[.D23]/[.C23]*100" office:value-type="float" office:value="100" calcext:value-type="float">
            <text:p>100</text:p>
          </table:table-cell>
          <table:table-cell/>
          <table:table-cell table:formula="of:=([.D23]-[.E23])/[.D23]*100" office:value-type="float" office:value="100" calcext:value-type="float">
            <text:p>100</text:p>
          </table:table-cell>
          <table:table-cell table:formula="of:=[.D23]/[.C23]*100" office:value-type="float" office:value="100" calcext:value-type="float">
            <text:p>100</text:p>
          </table:table-cell>
          <table:table-cell table:formula="of:=2 * ([.I23]*[.J23])/([.I23]+[.J2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D24]/[.C24]*100" office:value-type="float" office:value="83.3333333333333" calcext:value-type="float">
            <text:p>83.3333333333</text:p>
          </table:table-cell>
          <table:table-cell/>
          <table:table-cell table:formula="of:=([.D24]-[.E24])/[.D24]*100" office:value-type="float" office:value="100" calcext:value-type="float">
            <text:p>100</text:p>
          </table:table-cell>
          <table:table-cell table:formula="of:=[.D24]/[.C24]*100" office:value-type="float" office:value="83.3333333333333" calcext:value-type="float">
            <text:p>83.3333333333</text:p>
          </table:table-cell>
          <table:table-cell table:formula="of:=2 * ([.I24]*[.J24])/([.I24]+[.J24])" office:value-type="float" office:value="90.9090909090909" calcext:value-type="float">
            <text:p>90.9090909091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25]/[.C25]*100" office:value-type="float" office:value="100" calcext:value-type="float">
            <text:p>100</text:p>
          </table:table-cell>
          <table:table-cell/>
          <table:table-cell table:formula="of:=([.D25]-[.E25])/[.D25]*100" office:value-type="float" office:value="100" calcext:value-type="float">
            <text:p>100</text:p>
          </table:table-cell>
          <table:table-cell table:formula="of:=[.D25]/[.C25]*100" office:value-type="float" office:value="100" calcext:value-type="float">
            <text:p>100</text:p>
          </table:table-cell>
          <table:table-cell table:formula="of:=2 * ([.I25]*[.J25])/([.I25]+[.J2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formula="of:=[.D26]/[.C26]*100" office:value-type="float" office:value="100" calcext:value-type="float">
            <text:p>100</text:p>
          </table:table-cell>
          <table:table-cell/>
          <table:table-cell table:formula="of:=([.D26]-[.E26])/[.D26]*100" office:value-type="float" office:value="100" calcext:value-type="float">
            <text:p>100</text:p>
          </table:table-cell>
          <table:table-cell table:formula="of:=[.D26]/[.C26]*100" office:value-type="float" office:value="100" calcext:value-type="float">
            <text:p>100</text:p>
          </table:table-cell>
          <table:table-cell table:formula="of:=2 * ([.I26]*[.J26])/([.I26]+[.J2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[3, 16, 24, 0.7, 0.01]</text:p>
          </table:table-cell>
          <table:table-cell table:formula="of:=[.D27]/[.C27]*100" office:value-type="float" office:value="100" calcext:value-type="float">
            <text:p>100</text:p>
          </table:table-cell>
          <table:table-cell/>
          <table:table-cell table:formula="of:=([.D27]-[.E27])/[.D27]*100" office:value-type="float" office:value="100" calcext:value-type="float">
            <text:p>100</text:p>
          </table:table-cell>
          <table:table-cell table:formula="of:=[.D27]/[.C27]*100" office:value-type="float" office:value="100" calcext:value-type="float">
            <text:p>100</text:p>
          </table:table-cell>
          <table:table-cell table:formula="of:=2 * ([.I27]*[.J27])/([.I27]+[.J2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D28]/[.C28]*100" office:value-type="float" office:value="88.8888888888889" calcext:value-type="float">
            <text:p>88.8888888889</text:p>
          </table:table-cell>
          <table:table-cell/>
          <table:table-cell table:formula="of:=([.D28]-[.E28])/[.D28]*100" office:value-type="float" office:value="100" calcext:value-type="float">
            <text:p>100</text:p>
          </table:table-cell>
          <table:table-cell table:formula="of:=[.D28]/[.C28]*100" office:value-type="float" office:value="88.8888888888889" calcext:value-type="float">
            <text:p>88.8888888889</text:p>
          </table:table-cell>
          <table:table-cell table:formula="of:=2 * ([.I28]*[.J28])/([.I28]+[.J28])" office:value-type="float" office:value="94.1176470588235" calcext:value-type="float">
            <text:p>94.1176470588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formula="of:=[.D29]/[.C29]*100" office:value-type="float" office:value="100" calcext:value-type="float">
            <text:p>100</text:p>
          </table:table-cell>
          <table:table-cell/>
          <table:table-cell table:formula="of:=([.D29]-[.E29])/[.D29]*100" office:value-type="float" office:value="100" calcext:value-type="float">
            <text:p>100</text:p>
          </table:table-cell>
          <table:table-cell table:formula="of:=[.D29]/[.C29]*100" office:value-type="float" office:value="100" calcext:value-type="float">
            <text:p>100</text:p>
          </table:table-cell>
          <table:table-cell table:formula="of:=2 * ([.I29]*[.J29])/([.I29]+[.J2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formula="of:=[.D30]/[.C30]*100" office:value-type="float" office:value="100" calcext:value-type="float">
            <text:p>100</text:p>
          </table:table-cell>
          <table:table-cell/>
          <table:table-cell table:formula="of:=([.D30]-[.E30])/[.D30]*100" office:value-type="float" office:value="100" calcext:value-type="float">
            <text:p>100</text:p>
          </table:table-cell>
          <table:table-cell table:formula="of:=[.D30]/[.C30]*100" office:value-type="float" office:value="100" calcext:value-type="float">
            <text:p>100</text:p>
          </table:table-cell>
          <table:table-cell table:formula="of:=2 * ([.I30]*[.J30])/([.I30]+[.J3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[.D32]/[.C32]*100" office:value-type="float" office:value="87.5" calcext:value-type="float">
            <text:p>87.5</text:p>
          </table:table-cell>
          <table:table-cell/>
          <table:table-cell table:formula="of:=([.D32]-[.E31])/[.D32]*100" office:value-type="float" office:value="100" calcext:value-type="float">
            <text:p>100</text:p>
          </table:table-cell>
          <table:table-cell table:formula="of:=[.D32]/[.C32]*100" office:value-type="float" office:value="87.5" calcext:value-type="float">
            <text:p>87.5</text:p>
          </table:table-cell>
          <table:table-cell table:formula="of:=2 * ([.I31]*[.J31])/([.I31]+[.J31])" office:value-type="float" office:value="93.3333333333333" calcext:value-type="float">
            <text:p>93.3333333333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D32]/[.C32]*100" office:value-type="float" office:value="87.5" calcext:value-type="float">
            <text:p>87.5</text:p>
          </table:table-cell>
          <table:table-cell/>
          <table:table-cell table:formula="of:=([.D32]-[.E32])/[.D32]*100" office:value-type="float" office:value="100" calcext:value-type="float">
            <text:p>100</text:p>
          </table:table-cell>
          <table:table-cell table:formula="of:=[.D32]/[.C32]*100" office:value-type="float" office:value="87.5" calcext:value-type="float">
            <text:p>87.5</text:p>
          </table:table-cell>
          <table:table-cell table:formula="of:=2 * ([.I32]*[.J32])/([.I32]+[.J32])" office:value-type="float" office:value="93.3333333333333" calcext:value-type="float">
            <text:p>93.3333333333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5"/>
          <table:table-cell table:formula="of:=[.D33]/[.C33]*100" office:value-type="string" office:string-value="" calcext:value-type="error">
            <text:p>#DIV/0!</text:p>
          </table:table-cell>
          <table:table-cell/>
          <table:table-cell table:formula="of:=([.D33]-[.E33])/[.D33]*100" office:value-type="string" office:string-value="" calcext:value-type="error">
            <text:p>#DIV/0!</text:p>
          </table:table-cell>
          <table:table-cell table:formula="of:=[.D33]/[.C33]*100" office:value-type="string" office:string-value="" calcext:value-type="error">
            <text:p>#DIV/0!</text:p>
          </table:table-cell>
          <table:table-cell table:formula="of:=2 * ([.I33]*[.J33])/([.I33]+[.J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5"/>
          <table:table-cell table:formula="of:=[.D34]/[.C34]*100" office:value-type="string" office:string-value="" calcext:value-type="error">
            <text:p>#DIV/0!</text:p>
          </table:table-cell>
          <table:table-cell/>
          <table:table-cell table:formula="of:=([.D34]-[.E34])/[.D34]*100" office:value-type="string" office:string-value="" calcext:value-type="error">
            <text:p>#DIV/0!</text:p>
          </table:table-cell>
          <table:table-cell table:formula="of:=[.D34]/[.C34]*100" office:value-type="string" office:string-value="" calcext:value-type="error">
            <text:p>#DIV/0!</text:p>
          </table:table-cell>
          <table:table-cell table:formula="of:=2 * ([.I34]*[.J34])/([.I34]+[.J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5"/>
          <table:table-cell table:formula="of:=[.D35]/[.C35]*100" office:value-type="string" office:string-value="" calcext:value-type="error">
            <text:p>#DIV/0!</text:p>
          </table:table-cell>
          <table:table-cell/>
          <table:table-cell table:formula="of:=([.D35]-[.E35])/[.D35]*100" office:value-type="string" office:string-value="" calcext:value-type="error">
            <text:p>#DIV/0!</text:p>
          </table:table-cell>
          <table:table-cell table:formula="of:=[.D35]/[.C35]*100" office:value-type="string" office:string-value="" calcext:value-type="error">
            <text:p>#DIV/0!</text:p>
          </table:table-cell>
          <table:table-cell table:formula="of:=2 * ([.I35]*[.J35])/([.I35]+[.J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5"/>
          <table:table-cell table:formula="of:=[.D36]/[.C36]*100" office:value-type="string" office:string-value="" calcext:value-type="error">
            <text:p>#DIV/0!</text:p>
          </table:table-cell>
          <table:table-cell/>
          <table:table-cell table:formula="of:=([.D36]-[.E36])/[.D36]*100" office:value-type="string" office:string-value="" calcext:value-type="error">
            <text:p>#DIV/0!</text:p>
          </table:table-cell>
          <table:table-cell table:formula="of:=[.D36]/[.C36]*100" office:value-type="string" office:string-value="" calcext:value-type="error">
            <text:p>#DIV/0!</text:p>
          </table:table-cell>
          <table:table-cell table:formula="of:=2 * ([.I36]*[.J36])/([.I36]+[.J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5"/>
          <table:table-cell table:formula="of:=[.D37]/[.C37]*100" office:value-type="string" office:string-value="" calcext:value-type="error">
            <text:p>#DIV/0!</text:p>
          </table:table-cell>
          <table:table-cell/>
          <table:table-cell table:formula="of:=([.D37]-[.E37])/[.D37]*100" office:value-type="string" office:string-value="" calcext:value-type="error">
            <text:p>#DIV/0!</text:p>
          </table:table-cell>
          <table:table-cell table:formula="of:=[.D37]/[.C37]*100" office:value-type="string" office:string-value="" calcext:value-type="error">
            <text:p>#DIV/0!</text:p>
          </table:table-cell>
          <table:table-cell table:formula="of:=2 * ([.I37]*[.J37])/([.I37]+[.J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5"/>
          <table:table-cell table:formula="of:=[.D38]/[.C38]*100" office:value-type="string" office:string-value="" calcext:value-type="error">
            <text:p>#DIV/0!</text:p>
          </table:table-cell>
          <table:table-cell/>
          <table:table-cell table:formula="of:=([.D38]-[.E38])/[.D38]*100" office:value-type="string" office:string-value="" calcext:value-type="error">
            <text:p>#DIV/0!</text:p>
          </table:table-cell>
          <table:table-cell table:formula="of:=[.D38]/[.C38]*100" office:value-type="string" office:string-value="" calcext:value-type="error">
            <text:p>#DIV/0!</text:p>
          </table:table-cell>
          <table:table-cell table:formula="of:=2 * ([.I38]*[.J38])/([.I38]+[.J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table:number-columns-repeated="5"/>
          <table:table-cell table:formula="of:=[.D39]/[.C39]*100" office:value-type="string" office:string-value="" calcext:value-type="error">
            <text:p>#DIV/0!</text:p>
          </table:table-cell>
          <table:table-cell/>
          <table:table-cell table:formula="of:=([.D39]-[.E39])/[.D39]*100" office:value-type="string" office:string-value="" calcext:value-type="error">
            <text:p>#DIV/0!</text:p>
          </table:table-cell>
          <table:table-cell table:formula="of:=[.D39]/[.C39]*100" office:value-type="string" office:string-value="" calcext:value-type="error">
            <text:p>#DIV/0!</text:p>
          </table:table-cell>
          <table:table-cell table:formula="of:=2 * ([.I39]*[.J39])/([.I39]+[.J39])" office:value-type="string" office:string-value="" calcext:value-type="error">
            <text:p>#DIV/0!</text:p>
          </table:table-cell>
        </table:table-row>
      </table:table>
      <table:table table:name="28" table:style-name="ta1">
        <table:table-column table:style-name="co1" table:number-columns-repeated="11" table:default-cell-style-name="Default"/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[.D15]/[.C15]*100" office:value-type="float" office:value="100" calcext:value-type="float">
            <text:p>100</text:p>
          </table:table-cell>
          <table:table-cell/>
          <table:table-cell table:formula="of:=([.D15]-[.E15])/[.D15]*100" office:value-type="float" office:value="100" calcext:value-type="float">
            <text:p>100</text:p>
          </table:table-cell>
          <table:table-cell table:formula="of:=[.D15]/[.C15]*100" office:value-type="float" office:value="100" calcext:value-type="float">
            <text:p>100</text:p>
          </table:table-cell>
          <table:table-cell table:formula="of:=2 * ([.I15]*[.J15])/([.I15]+[.J1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6]/[.C16]*100" office:value-type="float" office:value="93.3333333333333" calcext:value-type="float">
            <text:p>93.3333333333</text:p>
          </table:table-cell>
          <table:table-cell/>
          <table:table-cell table:formula="of:=([.D16]-[.E16])/[.D16]*100" office:value-type="float" office:value="92.8571428571429" calcext:value-type="float">
            <text:p>92.8571428571</text:p>
          </table:table-cell>
          <table:table-cell table:formula="of:=[.D16]/[.C16]*100" office:value-type="float" office:value="93.3333333333333" calcext:value-type="float">
            <text:p>93.3333333333</text:p>
          </table:table-cell>
          <table:table-cell table:formula="of:=2 * ([.I16]*[.J16])/([.I16]+[.J16])" office:value-type="float" office:value="93.0946291560102" calcext:value-type="float">
            <text:p>93.094629156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17]/[.C17]*100" office:value-type="float" office:value="100" calcext:value-type="float">
            <text:p>100</text:p>
          </table:table-cell>
          <table:table-cell/>
          <table:table-cell table:formula="of:=([.D17]-[.E17])/[.D17]*100" office:value-type="float" office:value="100" calcext:value-type="float">
            <text:p>100</text:p>
          </table:table-cell>
          <table:table-cell table:formula="of:=[.D17]/[.C17]*100" office:value-type="float" office:value="100" calcext:value-type="float">
            <text:p>100</text:p>
          </table:table-cell>
          <table:table-cell table:formula="of:=2 * ([.I17]*[.J17])/([.I17]+[.J1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18]/[.C18]*100" office:value-type="float" office:value="92.3076923076923" calcext:value-type="float">
            <text:p>92.3076923077</text:p>
          </table:table-cell>
          <table:table-cell/>
          <table:table-cell table:formula="of:=([.D18]-[.E18])/[.D18]*100" office:value-type="float" office:value="100" calcext:value-type="float">
            <text:p>100</text:p>
          </table:table-cell>
          <table:table-cell table:formula="of:=[.D18]/[.C18]*100" office:value-type="float" office:value="92.3076923076923" calcext:value-type="float">
            <text:p>92.3076923077</text:p>
          </table:table-cell>
          <table:table-cell table:formula="of:=2 * ([.I18]*[.J18])/([.I18]+[.J18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19]/[.C19]*100" office:value-type="float" office:value="100" calcext:value-type="float">
            <text:p>100</text:p>
          </table:table-cell>
          <table:table-cell/>
          <table:table-cell table:formula="of:=([.D19]-[.E19])/[.D19]*100" office:value-type="float" office:value="100" calcext:value-type="float">
            <text:p>100</text:p>
          </table:table-cell>
          <table:table-cell table:formula="of:=[.D19]/[.C19]*100" office:value-type="float" office:value="100" calcext:value-type="float">
            <text:p>100</text:p>
          </table:table-cell>
          <table:table-cell table:formula="of:=2 * ([.I19]*[.J19])/([.I19]+[.J1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0]/[.C20]*100" office:value-type="float" office:value="100" calcext:value-type="float">
            <text:p>100</text:p>
          </table:table-cell>
          <table:table-cell/>
          <table:table-cell table:formula="of:=([.D20]-[.E20])/[.D20]*100" office:value-type="float" office:value="90.9090909090909" calcext:value-type="float">
            <text:p>90.9090909091</text:p>
          </table:table-cell>
          <table:table-cell table:formula="of:=[.D20]/[.C20]*100" office:value-type="float" office:value="100" calcext:value-type="float">
            <text:p>100</text:p>
          </table:table-cell>
          <table:table-cell table:formula="of:=2 * ([.I20]*[.J20])/([.I20]+[.J20])" office:value-type="float" office:value="95.2380952380952" calcext:value-type="float">
            <text:p>95.2380952381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[.D21]/[.C21]*100" office:value-type="float" office:value="100" calcext:value-type="float">
            <text:p>100</text:p>
          </table:table-cell>
          <table:table-cell/>
          <table:table-cell table:formula="of:=([.D21]-[.E21])/[.D21]*100" office:value-type="float" office:value="100" calcext:value-type="float">
            <text:p>100</text:p>
          </table:table-cell>
          <table:table-cell table:formula="of:=[.D21]/[.C21]*100" office:value-type="float" office:value="100" calcext:value-type="float">
            <text:p>100</text:p>
          </table:table-cell>
          <table:table-cell table:formula="of:=2 * ([.I21]*[.J21])/([.I21]+[.J2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2]/[.C22]*100" office:value-type="float" office:value="83.3333333333333" calcext:value-type="float">
            <text:p>83.3333333333</text:p>
          </table:table-cell>
          <table:table-cell/>
          <table:table-cell table:formula="of:=([.D22]-[.E22])/[.D22]*100" office:value-type="float" office:value="90" calcext:value-type="float">
            <text:p>90</text:p>
          </table:table-cell>
          <table:table-cell table:formula="of:=[.D22]/[.C22]*100" office:value-type="float" office:value="83.3333333333333" calcext:value-type="float">
            <text:p>83.3333333333</text:p>
          </table:table-cell>
          <table:table-cell table:formula="of:=2 * ([.I22]*[.J22])/([.I22]+[.J22])" office:value-type="float" office:value="86.5384615384616" calcext:value-type="float">
            <text:p>86.5384615385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[.D23]/[.C23]*100" office:value-type="float" office:value="100" calcext:value-type="float">
            <text:p>100</text:p>
          </table:table-cell>
          <table:table-cell/>
          <table:table-cell table:formula="of:=([.D23]-[.E23])/[.D23]*100" office:value-type="float" office:value="100" calcext:value-type="float">
            <text:p>100</text:p>
          </table:table-cell>
          <table:table-cell table:formula="of:=[.D23]/[.C23]*100" office:value-type="float" office:value="100" calcext:value-type="float">
            <text:p>100</text:p>
          </table:table-cell>
          <table:table-cell table:formula="of:=2 * ([.I23]*[.J23])/([.I23]+[.J2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formula="of:=[.D24]/[.C24]*100" office:value-type="float" office:value="100" calcext:value-type="float">
            <text:p>100</text:p>
          </table:table-cell>
          <table:table-cell/>
          <table:table-cell table:formula="of:=([.D24]-[.E24])/[.D24]*100" office:value-type="float" office:value="100" calcext:value-type="float">
            <text:p>100</text:p>
          </table:table-cell>
          <table:table-cell table:formula="of:=[.D24]/[.C24]*100" office:value-type="float" office:value="100" calcext:value-type="float">
            <text:p>100</text:p>
          </table:table-cell>
          <table:table-cell table:formula="of:=2 * ([.I24]*[.J24])/([.I24]+[.J24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D25]/[.C25]*100" office:value-type="float" office:value="100" calcext:value-type="float">
            <text:p>100</text:p>
          </table:table-cell>
          <table:table-cell/>
          <table:table-cell table:formula="of:=([.D25]-[.E25])/[.D25]*100" office:value-type="float" office:value="100" calcext:value-type="float">
            <text:p>100</text:p>
          </table:table-cell>
          <table:table-cell table:formula="of:=[.D25]/[.C25]*100" office:value-type="float" office:value="100" calcext:value-type="float">
            <text:p>100</text:p>
          </table:table-cell>
          <table:table-cell table:formula="of:=2 * ([.I25]*[.J25])/([.I25]+[.J2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[.D26]/[.C26]*100" office:value-type="float" office:value="100" calcext:value-type="float">
            <text:p>100</text:p>
          </table:table-cell>
          <table:table-cell/>
          <table:table-cell table:formula="of:=([.D26]-[.E26])/[.D26]*100" office:value-type="float" office:value="100" calcext:value-type="float">
            <text:p>100</text:p>
          </table:table-cell>
          <table:table-cell table:formula="of:=[.D26]/[.C26]*100" office:value-type="float" office:value="100" calcext:value-type="float">
            <text:p>100</text:p>
          </table:table-cell>
          <table:table-cell table:formula="of:=2 * ([.I26]*[.J26])/([.I26]+[.J26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formula="of:=[.D27]/[.C27]*100" office:value-type="float" office:value="100" calcext:value-type="float">
            <text:p>100</text:p>
          </table:table-cell>
          <table:table-cell/>
          <table:table-cell table:formula="of:=([.D27]-[.E27])/[.D27]*100" office:value-type="float" office:value="100" calcext:value-type="float">
            <text:p>100</text:p>
          </table:table-cell>
          <table:table-cell table:formula="of:=[.D27]/[.C27]*100" office:value-type="float" office:value="100" calcext:value-type="float">
            <text:p>100</text:p>
          </table:table-cell>
          <table:table-cell table:formula="of:=2 * ([.I27]*[.J27])/([.I27]+[.J27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NaCl_0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8]/[.C28]*100" office:value-type="float" office:value="100" calcext:value-type="float">
            <text:p>100</text:p>
          </table:table-cell>
          <table:table-cell/>
          <table:table-cell table:formula="of:=([.D28]-[.E28])/[.D28]*100" office:value-type="float" office:value="92.3076923076923" calcext:value-type="float">
            <text:p>92.3076923077</text:p>
          </table:table-cell>
          <table:table-cell table:formula="of:=[.D28]/[.C28]*100" office:value-type="float" office:value="100" calcext:value-type="float">
            <text:p>100</text:p>
          </table:table-cell>
          <table:table-cell table:formula="of:=2 * ([.I28]*[.J28])/([.I28]+[.J28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[.D30]/[.C30]*100" office:value-type="float" office:value="100" calcext:value-type="float">
            <text:p>100</text:p>
          </table:table-cell>
          <table:table-cell/>
          <table:table-cell table:formula="of:=([.D30]-[.E29])/[.D30]*100" office:value-type="float" office:value="100" calcext:value-type="float">
            <text:p>100</text:p>
          </table:table-cell>
          <table:table-cell table:formula="of:=[.D30]/[.C30]*100" office:value-type="float" office:value="100" calcext:value-type="float">
            <text:p>100</text:p>
          </table:table-cell>
          <table:table-cell table:formula="of:=2 * ([.I29]*[.J29])/([.I29]+[.J2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 office:value-type="string" calcext:value-type="string">
            <text:p>_04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[3, 16, 28, 0.7, 0.01]</text:p>
          </table:table-cell>
          <table:table-cell table:formula="of:=[.D30]/[.C30]*100" office:value-type="float" office:value="100" calcext:value-type="float">
            <text:p>100</text:p>
          </table:table-cell>
          <table:table-cell/>
          <table:table-cell table:formula="of:=([.D30]-[.E30])/[.D30]*100" office:value-type="float" office:value="100" calcext:value-type="float">
            <text:p>100</text:p>
          </table:table-cell>
          <table:table-cell table:formula="of:=[.D30]/[.C30]*100" office:value-type="float" office:value="100" calcext:value-type="float">
            <text:p>100</text:p>
          </table:table-cell>
          <table:table-cell table:formula="of:=2 * ([.I30]*[.J30])/([.I30]+[.J30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-03-2013-Bmh1-GF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D31]/[.C31]*100" office:value-type="float" office:value="92.3076923076923" calcext:value-type="float">
            <text:p>92.3076923077</text:p>
          </table:table-cell>
          <table:table-cell/>
          <table:table-cell table:formula="of:=([.D31]-[.E31])/[.D31]*100" office:value-type="float" office:value="100" calcext:value-type="float">
            <text:p>100</text:p>
          </table:table-cell>
          <table:table-cell table:formula="of:=[.D31]/[.C31]*100" office:value-type="float" office:value="92.3076923076923" calcext:value-type="float">
            <text:p>92.3076923077</text:p>
          </table:table-cell>
          <table:table-cell table:formula="of:=2 * ([.I31]*[.J31])/([.I31]+[.J31])" office:value-type="float" office:value="96" calcext:value-type="float">
            <text:p>96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01:29.074273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8-15T16:03:44.336040601</meta:creation-date>
    <dc:date>2014-08-26T17:35:21.273775747</dc:date>
    <dc:creator>Mohamed Tleis</dc:creator>
    <meta:editing-duration>PT4H9M32S</meta:editing-duration>
    <meta:editing-cycles>9</meta:editing-cycles>
    <meta:generator>LibreOffice/4.2.5.2$Linux_X86_64 LibreOffice_project/420m0$Build-2</meta:generator>
    <meta:document-statistic meta:table-count="7" meta:cell-count="781" meta:object-count="0"/>
  </office:meta>
</office:document-meta>
</file>